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79fe"/>
    </style:style>
    <style:style style:name="P2" style:family="paragraph" style:parent-style-name="Standard">
      <style:text-properties officeooo:rsid="00233902" officeooo:paragraph-rsid="00233902"/>
    </style:style>
    <style:style style:name="P3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indent="0in" style:auto-text-indent="false" fo:background-color="transparent">
        <style:tab-stops>
          <style:tab-stop style:position="7.6874in"/>
        </style:tab-stops>
      </style:paragraph-properties>
      <style:text-properties officeooo:paragraph-rsid="0023e807"/>
    </style:style>
    <style:style style:name="P4" style:family="paragraph" style:parent-style-name="Standard">
      <style:paragraph-properties fo:margin-top="0.0398in" fo:margin-bottom="0.0398in" loext:contextual-spacing="false"/>
      <style:text-properties officeooo:paragraph-rsid="001f79fe"/>
    </style:style>
    <style:style style:name="P5" style:family="paragraph" style:parent-style-name="Standard">
      <style:paragraph-properties fo:margin-top="0.0398in" fo:margin-bottom="0.0398in" loext:contextual-spacing="false"/>
      <style:text-properties officeooo:paragraph-rsid="002116d6"/>
    </style:style>
    <style:style style:name="P6" style:family="paragraph" style:parent-style-name="Standard">
      <style:paragraph-properties fo:margin-top="0.0398in" fo:margin-bottom="0.0398in" loext:contextual-spacing="false"/>
      <style:text-properties officeooo:rsid="001f79fe" officeooo:paragraph-rsid="001f79fe"/>
    </style:style>
    <style:style style:name="T1" style:family="text">
      <style:text-properties officeooo:rsid="001f79fe"/>
    </style:style>
    <style:style style:name="T2" style:family="text">
      <style:text-properties officeooo:rsid="002116d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f79fe"/>
    </style:style>
    <style:style style:name="T5" style:family="text">
      <style:text-properties style:text-underline-style="solid" style:text-underline-width="auto" style:text-underline-color="font-color" officeooo:rsid="002116d6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f79f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f79fe" style:font-weight-asian="bold" style:font-weight-complex="bold"/>
    </style:style>
    <style:style style:name="T10" style:family="text">
      <style:text-properties fo:font-weight="bold" officeooo:rsid="0021b61e" style:font-weight-asian="bold" style:font-weight-complex="bold"/>
    </style:style>
    <style:style style:name="T11" style:family="text">
      <style:text-properties fo:font-weight="bold" officeooo:rsid="002116d6" style:font-weight-asian="bold" style:font-weight-complex="bold"/>
    </style:style>
    <style:style style:name="T12" style:family="text">
      <style:text-properties officeooo:rsid="0021b61e"/>
    </style:style>
    <style:style style:name="T13" style:family="text">
      <style:text-properties officeooo:rsid="0022f477"/>
    </style:style>
    <style:style style:name="T14" style:family="text">
      <style:text-properties officeooo:rsid="0023e8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lational Schemas</text:span></text:p>
      <text:p text:style-name="P1"><text:span text:style-name="T1">Randomly Assigned 6</text:span></text:p>
      <text:p text:style-name="P2">11-24-20</text:p>
      <text:p text:style-name="P2"/>
      <text:p text:style-name="P2">* <text:span text:style-name="T14">indicates foreign key</text:span></text:p>
      <text:p text:style-name="P2"/>
      <text:p text:style-name="P4"><text:span text:style-name="T9">User </text:span><text:span text:style-name="T1">(</text:span><text:span text:style-name="T4">UserId</text:span><text:span text:style-name="T1">, UserName, Pass)</text:span></text:p>
      <text:p text:style-name="P3"><text:span text:style-name="T9">Tasty </text:span><text:span text:style-name="T1">(</text:span><text:span text:style-name="T4">TastyName</text:span><text:span text:style-name="T1">, AmountServing, CalsServing, GramsFat, GramsProtein, GramsCarbs, Units, TastyType)</text:span></text:p>
      <text:p text:style-name="P3"><text:span text:style-name="T11">Exercise </text:span><text:span text:style-name="T2">(</text:span><text:span text:style-name="T5">ExerciseName</text:span><text:span text:style-name="T2">, Intensity, CalsHour)</text:span></text:p>
      <text:p text:style-name="P3"><text:span text:style-name="T9">Weighs </text:span><text:span text:style-name="T1">(</text:span><text:span text:style-name="T4">UserId*</text:span><text:span text:style-name="T1">, </text:span><text:span text:style-name="T4">Date</text:span><text:span text:style-name="T1">, </text:span><text:span text:style-name="T7">Pounds</text:span><text:span text:style-name="T1">)</text:span></text:p>
      <text:p text:style-name="P4"><text:span text:style-name="T9">Eat </text:span><text:span text:style-name="T1">(</text:span><text:span text:style-name="T4">UserId*</text:span><text:span text:style-name="T1">, </text:span><text:span text:style-name="T4">Date</text:span><text:span text:style-name="T1">, Amount, </text:span><text:span text:style-name="T4">TastyName*</text:span><text:span text:style-name="T1">)</text:span></text:p>
      <text:p text:style-name="P4"><text:span text:style-name="T9">Contains </text:span><text:span text:style-name="T1">(</text:span><text:span text:style-name="T5">TastyName*</text:span><text:span text:style-name="T2">, </text:span><text:span text:style-name="T5">ChemName*</text:span><text:span text:style-name="T2">, AmountChem)</text:span></text:p>
      <text:p text:style-name="P5"><text:span text:style-name="T11">Chemical </text:span><text:span text:style-name="T2">(</text:span><text:span text:style-name="T5">ChemName</text:span><text:span text:style-name="T2">, Daily)</text:span></text:p>
      <text:p text:style-name="P5"><text:span text:style-name="T11">Struggle </text:span><text:span text:style-name="T2">(</text:span><text:span text:style-name="T5">UserName*</text:span><text:span text:style-name="T2">, </text:span><text:span text:style-name="T5">Date</text:span><text:span text:style-name="T2">, Length, </text:span><text:span text:style-name="T5">ExerciseName*</text:span><text:span text:style-name="T2">)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4T16:11:53.592000000</meta:creation-date>
    <dc:date>2020-11-24T17:35:19.341000000</dc:date>
    <meta:editing-duration>PT50M23S</meta:editing-duration>
    <meta:editing-cycles>5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12" meta:word-count="48" meta:character-count="428" meta:non-whitespace-character-count="392"/>
  </office:meta>
</office:document-meta>
</file>